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letter-spacing="normal" fo:font-style="normal" fo:font-weight="normal" officeooo:rsid="0011a168" officeooo:paragraph-rsid="0011a168"/>
    </style:style>
    <style:style style:name="T1" style:family="text">
      <style:text-properties fo:color="#c9211e"/>
    </style:style>
    <style:style style:name="T2" style:family="text">
      <style:text-properties fo:color="#2a6099"/>
    </style:style>
    <style:style style:name="T3" style:family="text">
      <style:text-properties fo:color="#ff0000"/>
    </style:style>
    <style:style style:name="T4" style:family="text">
      <style:text-properties fo:color="#ff0000" officeooo:rsid="0011a168"/>
    </style:style>
    <style:style style:name="T5" style:family="text">
      <style:text-properties officeooo:rsid="0011a1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 1 Script</text:p>
      <text:p text:style-name="P1"/>
      <text:p text:style-name="P1">Select-AzSubscription -SubscriptionId 74e314e7-ba40-49b0-a8db-0c22252741a1 -Force</text:p>
      <text:p text:style-name="P1"/>
      <text:p text:style-name="P1">## Variables for command ##</text:p>
      <text:p text:style-name="P1">$rg = <text:span text:style-name="T3">'</text:span><text:span text:style-name="T4">Red_Team</text:span><text:span text:style-name="T3">'</text:span></text:p>
      <text:p text:style-name="P1">$loc = <text:span text:style-name="T3">'</text:span><text:span text:style-name="T4">E</text:span><text:span text:style-name="T3">ast</text:span><text:span text:style-name="T4">US</text:span><text:span text:style-name="T3">'</text:span></text:p>
      <text:p text:style-name="P1">$nic1 = <text:span text:style-name="T3">'web-</text:span><text:span text:style-name="T4">1942</text:span><text:span text:style-name="T3">'</text:span></text:p>
      <text:p text:style-name="P1">$lb = <text:span text:style-name="T3">'Red-Team-LB'</text:span></text:p>
      <text:p text:style-name="P1">$ipconfigname = <text:span text:style-name="T3">'ipconfig1'</text:span></text:p>
      <text:p text:style-name="P1"/>
      <text:p text:style-name="P1">## Command to get load balancer configuration</text:p>
      <text:p text:style-name="P1">### Note: Create a Backend Pool via the Portal without asscoiating any VM</text:p>
      <text:p text:style-name="P1">$bepool = Get-AzLoadBalancer -Name $lb -ResourceGroupName $rg | Get-</text:p>
      <text:p text:style-name="P1">AzLoadBalancerBackendAddressPoolConfig</text:p>
      <text:p text:style-name="P1"/>
      <text:p text:style-name="P1">## Command to add NIC to Backend Pool ##</text:p>
      <text:p text:style-name="P1">$nic = Get-AzNetworkInterface -Name $nic1 -ResourceGroupName $rg</text:p>
      <text:p text:style-name="P1">Set-AzNetworkInterfaceIpConfig -NetworkInterface $nic -LoadBalancerBackendAddressPool </text:p>
      <text:p text:style-name="P1">$bepool -Name $ipconfigname</text:p>
      <text:p text:style-name="P1">Set-AzNetworkInterface -NetworkInterface $nic</text:p>
      <text:p text:style-name="Standard"/>
      <text:p text:style-name="Standard"/>
      <text:p text:style-name="Standard"/>
      <text:p text:style-name="P2">Web 2 Script</text:p>
      <text:p text:style-name="Standard"/>
      <text:p text:style-name="P1">Select-AzSubscription -SubscriptionId 74e314e7-ba40-49b0-a8db-0c22252741a1 -Force</text:p>
      <text:p text:style-name="P1"/>
      <text:p text:style-name="P1">## Variables for command ##</text:p>
      <text:p text:style-name="P1">$rg = '<text:span text:style-name="T3">Red_Team'</text:span></text:p>
      <text:p text:style-name="P1">$loc = '<text:span text:style-name="T4">EastUS</text:span><text:span text:style-name="T3">'</text:span></text:p>
      <text:p text:style-name="P1">$nic1 = <text:span text:style-name="T3">'web-</text:span><text:span text:style-name="T4">2117</text:span><text:span text:style-name="T3">'</text:span></text:p>
      <text:p text:style-name="P1">$lb = <text:span text:style-name="T3">'Red-Team-LB'</text:span></text:p>
      <text:p text:style-name="P1">$ipconfigname = '<text:span text:style-name="T3">ipconfig1'</text:span></text:p>
      <text:p text:style-name="P1"/>
      <text:p text:style-name="P1">## Command to get load balancer configuration</text:p>
      <text:p text:style-name="P1">### Note: Create a Backend Pool via the Portal without asscoiating any VM</text:p>
      <text:p text:style-name="P1">$bepool = Get-AzLoadBalancer -Name $lb -ResourceGroupName $rg | Get-</text:p>
      <text:p text:style-name="P1">AzLoadBalancerBackendAddressPoolConfig</text:p>
      <text:p text:style-name="P1"/>
      <text:p text:style-name="P1">## Command to add NIC to Backend Pool ##</text:p>
      <text:p text:style-name="P1">$nic = Get-AzNetworkInterface -Name $nic1 -ResourceGroupName $rg</text:p>
      <text:p text:style-name="P1">Set-AzNetworkInterfaceIpConfig -NetworkInterface $nic -LoadBalancerBackendAddressPool </text:p>
      <text:p text:style-name="P1">$bepool -Name $ipconfigname</text:p>
      <text:p text:style-name="P1">Set-AzNetworkInterface -NetworkInterface $nic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6T07:16:16.104000000</meta:creation-date>
    <dc:date>2020-08-06T07:46:49.781000000</dc:date>
    <meta:editing-duration>PT31M13S</meta:editing-duration>
    <meta:editing-cycles>1</meta:editing-cycles>
    <meta:document-statistic meta:table-count="0" meta:image-count="0" meta:object-count="0" meta:page-count="1" meta:paragraph-count="34" meta:word-count="166" meta:character-count="1402" meta:non-whitespace-character-count="1268"/>
    <meta:generator>LibreOffice/6.4.5.2$Windows_X86_64 LibreOffice_project/a726b36747cf2001e06b58ad5db1aa3a9a1872d6</meta:generator>
  </office:meta>
</office:document-meta>
</file>